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4-03T11:32:29.807228246</dc:date>
    <meta:editing-duration>PT14M11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729cm" svg:y="0.316cm" chart:style-name="ch2">
          <text:p>Nirvana Chanterelle Ale Apr 3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2.962cm" svg:y="1.5cm" svg:width="9.771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5">
                <text:p>145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67">
                <text:p>1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">
                <text:p>157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